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0000002A08250D1DEF6D711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811in" svg:y="-0.2563in" svg:width="7.8701in" svg:height="7.8701in" draw:z-index="0"><draw:image xlink:href="Pictures/10000000000002A0000002A08250D1DEF6D711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1:35.777503799</meta:creation-date>
    <dc:date>2021-05-30T00:24:11.782592956</dc:date>
    <meta:editing-duration>PT2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